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Zpix" fo:font-size="18pt" fo:font-weight="bold" officeooo:rsid="00056c7d" officeooo:paragraph-rsid="00056c7d" style:font-name-asian="Zpix" style:font-size-asian="18pt" style:language-asian="ja" style:country-asian="JP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4pt" officeooo:rsid="00056c7d" officeooo:paragraph-rsid="00056c7d" style:font-name-asian="Zpix" style:font-size-asian="14pt" style:language-asian="ja" style:country-asian="JP" style:font-size-complex="16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2pt" officeooo:rsid="00067e80" officeooo:paragraph-rsid="00067e80" style:font-name-asian="Zpix" style:font-size-asian="12pt" style:language-asian="ja" style:country-asian="JP" style:font-size-complex="16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2pt" officeooo:paragraph-rsid="00067e80" style:font-name-asian="Zpix" style:font-size-asian="12pt" style:font-size-complex="16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2pt" officeooo:paragraph-rsid="00087c75" style:font-name-asian="Zpix" style:font-size-asian="12pt" style:font-size-complex="16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2pt" officeooo:paragraph-rsid="000888b8" style:font-name-asian="Zpix" style:font-size-asian="12pt" style:font-size-complex="16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2pt" officeooo:rsid="00107fb3" officeooo:paragraph-rsid="00107fb3" style:font-name-asian="Zpix" style:font-size-asian="12pt" style:font-size-complex="16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0pt" officeooo:rsid="00056c7d" officeooo:paragraph-rsid="00056c7d" style:font-name-asian="Zpix" style:font-size-asian="10pt" style:language-asian="ja" style:country-asian="JP" style:font-size-complex="16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0pt" officeooo:rsid="00056c7d" officeooo:paragraph-rsid="000cab62" style:font-name-asian="Zpix" style:font-size-asian="10pt" style:language-asian="ja" style:country-asian="JP" style:font-size-complex="16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0pt" officeooo:rsid="000cab62" officeooo:paragraph-rsid="000cab62" style:font-name-asian="Zpix" style:font-size-asian="10pt" style:language-asian="zh" style:country-asian="CN" style:font-size-complex="16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loext:opacity="100%" style:font-name="Zpix" fo:font-size="12pt" officeooo:rsid="00067e80" officeooo:paragraph-rsid="00067e80" style:font-name-asian="Zpix" style:font-size-asian="12pt" style:language-asian="ja" style:country-asian="JP" style:font-size-complex="16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loext:opacity="100%" style:font-name="Zpix" fo:font-size="12pt" officeooo:rsid="00067e80" officeooo:paragraph-rsid="000888b8" style:font-name-asian="Zpix" style:font-size-asian="12pt" style:language-asian="ja" style:country-asian="JP" style:font-size-complex="16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b2b2b2" loext:opacity="100%" style:font-name="Zpix" fo:font-size="12pt" officeooo:rsid="00067e80" officeooo:paragraph-rsid="000888b8" style:font-name-asian="Zpix" style:font-size-asian="12pt" style:language-asian="ja" style:country-asian="JP" style:font-size-complex="16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1e1e" loext:opacity="100%" style:font-name="Zpix" fo:font-size="12pt" fo:letter-spacing="normal" officeooo:paragraph-rsid="00067e80" style:font-name-asian="Zpix" style:font-size-asian="12pt" style:font-style-asian="normal" style:font-weight-asian="bold" style:font-size-complex="16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Zpix" fo:font-size="12pt" officeooo:paragraph-rsid="001612e1" style:font-name-asian="Zpix" style:font-size-asian="12pt" style:font-size-complex="16pt"/>
    </style:style>
    <style:style style:name="T1" style:family="text">
      <style:text-properties fo:font-variant="normal" fo:text-transform="none" fo:color="#1e1e1e" loext:opacity="100%" fo:letter-spacing="normal" style:language-asian="zh" style:country-asian="CN" style:font-style-asian="normal"/>
    </style:style>
    <style:style style:name="T2" style:family="text">
      <style:text-properties fo:font-variant="normal" fo:text-transform="none" fo:color="#1e1e1e" loext:opacity="100%" fo:letter-spacing="normal" style:language-asian="zh" style:country-asian="CN" style:font-style-asian="normal" style:font-weight-asian="bold"/>
    </style:style>
    <style:style style:name="T3" style:family="text">
      <style:text-properties fo:font-variant="normal" fo:text-transform="none" fo:color="#1e1e1e" loext:opacity="100%" fo:letter-spacing="normal" officeooo:rsid="000a64bf" style:language-asian="zh" style:country-asian="CN" style:font-style-asian="normal" style:font-weight-asian="bold"/>
    </style:style>
    <style:style style:name="T4" style:family="text">
      <style:text-properties fo:font-variant="normal" fo:text-transform="none" fo:color="#1e1e1e" loext:opacity="100%" fo:letter-spacing="normal" officeooo:rsid="000bb08f" style:language-asian="zh" style:country-asian="CN" style:font-style-asian="normal"/>
    </style:style>
    <style:style style:name="T5" style:family="text">
      <style:text-properties fo:font-variant="normal" fo:text-transform="none" fo:color="#1e1e1e" loext:opacity="100%" fo:letter-spacing="normal" style:font-style-asian="normal" style:font-weight-asian="bold"/>
    </style:style>
    <style:style style:name="T6" style:family="text">
      <style:text-properties fo:font-variant="normal" fo:text-transform="none" fo:color="#1e1e1e" loext:opacity="100%" fo:letter-spacing="normal" officeooo:rsid="00067e80" style:font-style-asian="normal" style:font-weight-asian="bold"/>
    </style:style>
    <style:style style:name="T7" style:family="text">
      <style:text-properties fo:font-variant="normal" fo:text-transform="none" fo:color="#1e1e1e" loext:opacity="100%" fo:letter-spacing="normal" officeooo:rsid="00087c75" style:font-style-asian="normal" style:font-weight-asian="bold"/>
    </style:style>
    <style:style style:name="T8" style:family="text">
      <style:text-properties fo:font-variant="normal" fo:text-transform="none" fo:color="#1e1e1e" loext:opacity="100%" fo:letter-spacing="normal" officeooo:rsid="000888b8" style:font-style-asian="normal" style:font-weight-asian="bold"/>
    </style:style>
    <style:style style:name="T9" style:family="text">
      <style:text-properties fo:font-variant="normal" fo:text-transform="none" fo:color="#1e1e1e" loext:opacity="100%" fo:letter-spacing="normal" style:language-asian="ja" style:country-asian="JP" style:font-style-asian="normal" style:font-weight-asian="bold"/>
    </style:style>
    <style:style style:name="T10" style:family="text">
      <style:text-properties fo:font-variant="normal" fo:text-transform="none" fo:color="#c9211e" loext:opacity="100%" fo:letter-spacing="normal" style:font-style-asian="normal" style:font-weight-asian="bold"/>
    </style:style>
    <style:style style:name="T11" style:family="text">
      <style:text-properties fo:font-variant="normal" fo:text-transform="none" fo:color="#c9211e" loext:opacity="100%" fo:letter-spacing="normal" officeooo:rsid="00087c75" style:font-style-asian="normal" style:font-weight-asian="bold"/>
    </style:style>
    <style:style style:name="T12" style:family="text">
      <style:text-properties fo:font-variant="normal" fo:text-transform="none" fo:color="#c9211e" loext:opacity="100%" fo:letter-spacing="normal" officeooo:rsid="00067e80" style:language-asian="ja" style:country-asian="JP" style:font-style-asian="normal" style:font-weight-asian="bold"/>
    </style:style>
    <style:style style:name="T13" style:family="text">
      <style:text-properties fo:font-variant="normal" fo:text-transform="none" fo:color="#c9211e" loext:opacity="100%" fo:letter-spacing="normal" officeooo:rsid="001613a2" style:language-asian="zh" style:country-asian="CN" style:font-style-asian="normal" style:font-weight-asian="bold"/>
    </style:style>
    <style:style style:name="T14" style:family="text">
      <style:text-properties officeooo:rsid="00087c75" style:language-asian="zh" style:country-asian="CN"/>
    </style:style>
    <style:style style:name="T15" style:family="text">
      <style:text-properties officeooo:rsid="00087c75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officeooo:rsid="00067e80" style:language-asian="ja" style:country-asian="JP"/>
    </style:style>
    <style:style style:name="T18" style:family="text">
      <style:text-properties fo:color="#c9211e" loext:opacity="100%" officeooo:rsid="00087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rdinary Day （</text:span><text:span text:style-name="T4">short ver.)</text:span></text:p>
      <text:p text:style-name="P8"><text:span text:style-name="T3">2021 </text:span><text:span text:style-name="T6">CUBE</text:span><text:span text:style-name="T5">「海と雪のシアンブルー」</text:span><text:span text:style-name="T2">OP</text:span></text:p>
      <text:p text:style-name="P9">歌 作詞 Duca <text:s text:c="3"/>作曲 編曲 竹下智博 </text:p>
      <text:p text:style-name="P10">standard tuning, no capo</text:p>
      <text:p text:style-name="P2"/>
      <text:p text:style-name="P3"><text:span text:style-name="T5"><text:s text:c="3"/></text:span><text:span text:style-name="T10"><text:s text:c="7"/>BbM7 <text:s text:c="11"/>C</text:span></text:p>
      <text:p text:style-name="P14">なんて事ない 時が過ぎゆく</text:p>
      <text:p text:style-name="P4"><text:span text:style-name="T12"><text:s text:c="12"/>A7 <text:s text:c="12"/>Dm</text:span><text:line-break/><text:span text:style-name="T5">普通を生きる 僕らのモラトリアム</text:span><text:line-break/></text:p>
      <text:p text:style-name="P11"><text:s/><text:tab/><text:tab/><text:tab/> F<text:tab/>|</text:p>
      <text:p text:style-name="P11">BbM7 <text:tab/><text:tab/>A7 <text:tab/><text:tab/>| </text:p>
      <text:p text:style-name="P11">Dm <text:s text:c="2"/><text:tab/><text:tab/>Cm <text:tab/> F<text:tab/>|</text:p>
      <text:p text:style-name="P11">BbM7<text:tab/> <text:tab/>A7<text:tab/><text:tab/>|</text:p>
      <text:p text:style-name="P11">Dm<text:tab/><text:tab/>F/Bb<text:tab/> F<text:tab/>|</text:p>
      <text:p text:style-name="P11">BbM7<text:tab/><text:tab/>A7<text:tab/><text:tab/>|</text:p>
      <text:p text:style-name="P11">Dm<text:tab/><text:tab/>F7<text:tab/> F<text:tab/>|</text:p>
      <text:p text:style-name="P11">BbM7<text:tab/><text:tab/>A7<text:tab/><text:tab/>|</text:p>
      <text:p text:style-name="P11">Dm<text:tab/><text:tab/>!!!!<text:tab/><text:tab/>|</text:p>
      <text:p text:style-name="P4"><text:line-break/><text:span text:style-name="T17">BbM7 <text:s text:c="6"/>C <text:s text:c="3"/>Dm Gm A7 <text:s/>BbM7 <text:s text:c="3"/>A7 <text:s text:c="4"/>Dm <text:s/>Cm7 F <text:s text:c="2"/>BbM7</text:span><text:line-break/> <text:s text:c="3"/><text:span text:style-name="T5">今日も少し灰 色 <text:s text:c="10"/>空と海が混ざり合う 場所</text:span></text:p>
      <text:p text:style-name="P7"/>
      <text:p text:style-name="P5"><text:span text:style-name="T10"><text:s text:c="3"/></text:span><text:span text:style-name="T12">C <text:s text:c="7"/>Am <text:s text:c="3"/>Dm <text:s text:c="2"/>BbM7 C <text:s text:c="5"/>Dm <text:s/></text:span><text:line-break/><text:span text:style-name="T5">理由のない閉塞感 <text:s text:c="2"/>漂 <text:s text:c="3"/>う <text:s/>だけ</text:span><text:line-break/></text:p>
      <text:p text:style-name="P15"><text:span text:style-name="T17"><text:s text:c="6"/>BbM7 <text:s text:c="5"/>Am <text:s text:c="2"/>Dm <text:s/>Gm7 <text:s/>A <text:s text:c="9"/>Dm <text:s/>A7/Db F <text:s/>Dm </text:span><text:span text:style-name="T12">Bb</text:span><text:span text:style-name="T17"> <text:s/></text:span><text:span text:style-name="T14"><text:s text:c="4"/></text:span><text:line-break/><text:span text:style-name="T5">曖昧で <text:s text:c="3"/>ぼやけ てる <text:s/></text:span><text:span text:style-name="T9">の迷 <text:s/>いでいい</text:span><text:span text:style-name="T5">予想 <text:s/>図 <text:s text:c="4"/>で</text:span></text:p>
      <text:p text:style-name="P4"/>
      <text:p text:style-name="P4"><text:span text:style-name="T12"><text:s text:c="5"/>C <text:s text:c="4"/>A7/Db <text:s text:c="2"/>Dm <text:s text:c="3"/>Bb <text:s text:c="11"/>A <text:s text:c="8"/></text:span><text:span text:style-name="T13">A</text:span><text:line-break/><text:span text:style-name="T5">希望を抱ける <text:s text:c="4"/>ほど 子供ではいられない <text:s/>から</text:span></text:p>
      <text:p text:style-name="P4"><text:span text:style-name="T5"><text:s/></text:span><text:span text:style-name="T16"><text:line-break/></text:span><text:span text:style-name="T17"> <text:s/>Bb <text:s text:c="6"/>Bb <text:s text:c="11"/></text:span><text:span text:style-name="T18"><text:s text:c="3"/>C</text:span><text:line-break/><text:span text:style-name="T5">飛び立つため 羽ばたくために</text:span></text:p>
      <text:p text:style-name="P14"/>
      <text:p text:style-name="P4"><text:span text:style-name="T5"><text:s text:c="4"/></text:span><text:span text:style-name="T12"><text:s text:c="8"/>A7 <text:s text:c="13"/>D</text:span><text:span text:style-name="T11">m</text:span><text:line-break/><text:span text:style-name="T5">目の前にある日々を抱きしめよう</text:span></text:p>
      <text:p text:style-name="P14"/>
      <text:p text:style-name="P4"><text:span text:style-name="T12"><text:s text:c="3"/>BbM7 <text:s text:c="6"/>C <text:s text:c="12"/>F <text:s text:c="4"/>Em Eb</text:span><text:line-break/><text:span text:style-name="T5">かじかむ手を温め合う君のぬくもりを</text:span></text:p>
      <text:p text:style-name="P14"/>
      <text:p text:style-name="P5"><text:span text:style-name="T12"><text:s text:c="3"/>Dm <text:s text:c="3"/>BbM7 <text:s text:c="8"/>C</text:span><text:line-break/><text:span text:style-name="T5">この景色を <text:s/>風の香りを</text:span></text:p>
      <text:p text:style-name="P4"><text:span text:style-name="T5"><text:s text:c="5"/></text:span><text:span text:style-name="T8"><text:s text:c="5"/></text:span><text:span text:style-name="T12"><text:s/>A <text:s text:c="5"/>A7 <text:s/>Dm <text:s text:c="6"/>F</text:span><text:line-break/><text:span text:style-name="T5">この先 何度でも思い出すんだろう</text:span></text:p>
      <text:p text:style-name="P6"><text:span text:style-name="T5"><text:s text:c="3"/></text:span><text:span text:style-name="T12"><text:s text:c="2"/>Bb <text:s text:c="11"/>Bb <text:s text:c="5"/>F <text:s text:c="7"/>BbM7 <text:s text:c="2"/>A7</text:span><text:line-break/><text:span text:style-name="T5">かけがえない記憶に <text:s text:c="3"/>向き合えるように</text:span> </text:p>
      <text:p text:style-name="P6"/>
      <text:p text:style-name="P13">(BbM7 <text:tab/>A7 <text:tab/><text:tab/>|) </text:p>
      <text:p text:style-name="P12">Dm <text:s text:c="2"/><text:tab/><text:tab/>Cm <text:tab/> F<text:tab/>|</text:p>
      <text:p text:style-name="P12">BbM7<text:tab/> <text:tab/>A7<text:tab/><text:tab/>|</text:p>
      <text:p text:style-name="P12">Dm<text:tab/><text:tab/>F/Bb<text:tab/> F<text:tab/>|</text:p>
      <text:p text:style-name="P12">BbM7<text:tab/><text:tab/>Am<text:tab/><text:tab/>|</text:p>
      <text:p text:style-name="P12">Dm<text:tab/><text:tab/>F<text:tab/><text:tab/>|</text:p>
      <text:p text:style-name="P12">BbM7<text:tab/><text:tab/>A7<text:tab/><text:tab/>|</text:p>
      <text:p text:style-name="P12">Dm<text:tab/><text:tab/><text:tab/><text:tab/>|</text:p>
      <text:p text:style-name="P12">Bb<text:tab/><text:tab/><text:tab/><text:tab/>|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05T17:34:31.293000000</dc:date>
    <meta:editing-duration>PT39M22S</meta:editing-duration>
    <meta:editing-cycles>27</meta:editing-cycles>
    <meta:document-statistic meta:table-count="0" meta:image-count="0" meta:object-count="0" meta:page-count="1" meta:paragraph-count="35" meta:word-count="332" meta:character-count="1024" meta:non-whitespace-character-count="499"/>
  </office:meta>
</office:document-meta>
</file>